
<file path=META-INF/manifest.xml><?xml version="1.0" encoding="utf-8"?>
<manifest:manifest xmlns:manifest="urn:oasis:names:tc:opendocument:xmlns:manifest:1.0">
  <manifest:file-entry manifest:media-type="application/vnd.oasis.opendocument.formula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/>
          <math:mtext>General Cauchy-Convergence-Criterion</math:mtext>
        </math:mrow>
      </math:mtr>
      <math:mtr/>
      <math:mtr>
        <math:mrow>
          <math:mtext>If </math:mtext>
          <math:msub>
            <math:mrow>
              <math:mo math:stretchy="false">(</math:mo>
              <math:msub>
                <math:mi>a</math:mi>
                <math:mi>n</math:mi>
              </math:msub>
              <math:mo math:stretchy="false">)</math:mo>
            </math:mrow>
            <math:mrow>
              <math:mi>n</math:mi>
              <math:mo math:stretchy="false">∈</math:mo>
              <math:mo math:stretchy="false">ℕ</math:mo>
            </math:mrow>
          </math:msub>
          <math:mtext>is a sequence of  real numbers. The array </math:mtext>
          <math:mrow>
            <math:munderover>
              <math:mo math:stretchy="false">∑</math:mo>
              <math:mrow>
                <math:mi>n</math:mi>
                <math:mo math:stretchy="false">=</math:mo>
                <math:mn>0</math:mn>
              </math:mrow>
              <math:mo math:stretchy="false">∞</math:mo>
            </math:munderover>
            <math:msub>
              <math:mi>a</math:mi>
              <math:mi>n</math:mi>
            </math:msub>
          </math:mrow>
          <math:mtext> converges exactly at the point when the following applies</math:mtext>
        </math:mrow>
      </math:mtr>
      <math:mtr>
        <math:mrow>
          <math:mo math:stretchy="false">∀</math:mo>
          <math:mrow>
            <math:mo math:stretchy="false">ε</math:mo>
            <math:mo math:stretchy="false">&gt;</math:mo>
            <math:mn>0</math:mn>
          </math:mrow>
          <math:mi/>
          <math:mo math:stretchy="false">∃</math:mo>
          <math:mrow>
            <math:mi>N</math:mi>
            <math:mo math:stretchy="false">∈</math:mo>
            <math:mo math:stretchy="false">ℕ</math:mo>
          </math:mrow>
          <math:mtext> : </math:mtext>
          <math:mrow>
            <math:mfenced math:open="∣" math:close="∣">
              <math:mrow>
                <math:munderover>
                  <math:mo math:stretchy="false">∑</math:mo>
                  <math:mrow>
                    <math:mi>k</math:mi>
                    <math:mo math:stretchy="false">=</math:mo>
                    <math:mi>m</math:mi>
                  </math:mrow>
                  <math:mi>n</math:mi>
                </math:munderover>
                <math:msub>
                  <math:mi>a</math:mi>
                  <math:mi>k</math:mi>
                </math:msub>
              </math:mrow>
            </math:mfenced>
            <math:mo math:stretchy="false">&lt;</math:mo>
            <math:mi/>
          </math:mrow>
          <math:mo math:stretchy="false">ε</math:mo>
          <math:mtext>  to all </math:mtext>
          <math:mrow>
            <math:mrow>
              <math:mi>n</math:mi>
              <math:mo math:stretchy="false">≥</math:mo>
              <math:mi>m</math:mi>
            </math:mrow>
            <math:mo math:stretchy="false">≥</math:mo>
            <math:mi>N</math:mi>
          </math:mrow>
          <math:mtext>.</math:mtext>
        </math:mrow>
      </math:mtr>
    </math:mtable>
    <math:annotation math:encoding="StarMath 5.0">{}"General Cauchy-Convergence-Criterion" newline newline
"If " (a_n)_{n in setN} "is a sequence of  real numbers. The array " sum from n=0 to infty a_n " converges exactly at the point when the following applies" newline
 forall %epsilon &gt; 0 ~ exists N in setN " : " left lline {sum from k=m to n a_k} right rline &lt; ~  %epsilon "  to all " n &gt;= m &gt;= N"."</math:annotation>
  </math:semantics>
</math: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creation-date>2006-11-30T08:50:54</meta:creation-dat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